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9500000096816C760B.png"/>
  <manifest:file-entry manifest:media-type="image/png" manifest:full-path="Pictures/100000000000009800000097B9911DEF.png"/>
  <manifest:file-entry manifest:media-type="image/png" manifest:full-path="Pictures/100000000000009500000096D8A7A816.png"/>
  <manifest:file-entry manifest:media-type="image/png" manifest:full-path="Pictures/100000000000009500000096EA316191.png"/>
  <manifest:file-entry manifest:media-type="image/png" manifest:full-path="Pictures/100000000000009400000096EC01524F.png"/>
  <manifest:file-entry manifest:media-type="image/png" manifest:full-path="Pictures/1000000000000095000000960F93B33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3.175cm" svg:height="1.905cm" svg:x="14.97cm" svg:y="9.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15cm" svg:height="1.27cm" svg:x="2.905cm" svg:y="23.225cm">
          <text:p/>
          <draw:enhanced-geometry svg:viewBox="0 0 21600 21600" draw:glue-points="?f6 0 10800 ?f8 ?f11 10800 ?f9 21600 10800 ?f10 ?f5 10800" draw:text-areas="?f3 ?f3 ?f4 ?f4" draw:type="parallelogram" draw:modifiers="8170.263550472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3.81cm" svg:height="1.27cm" svg:x="2.27cm" svg:y="2.905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" draw:text-style-name="P1" draw:layer="layout" svg:width="5.08cm" svg:height="1.27cm" svg:x="-5.35cm" svg:y="16.8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3.81cm" svg:height="3.175cm" draw:transform="rotate (-0.501433094099063) translate (2.632cm 16.79cm)">
          <text:p/>
          <draw:enhanced-geometry svg:viewBox="0 0 21600 21600" draw:glue-points="?f6 0 10800 ?f8 ?f11 10800 ?f9 21600 10800 ?f10 ?f5 10800" draw:text-areas="?f3 ?f3 ?f4 ?f4" draw:type="parallelogram" draw:modifiers="10638.467593807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5.08cm" svg:height="1.905cm" draw:transform="rotate (-2.79689012632157) translate (10.87cm 14.858cm)">
          <text:p/>
          <draw:enhanced-geometry svg:viewBox="0 0 21600 21600" draw:glue-points="?f6 10800 10800 21600 ?f5 10800 10800 0" draw:text-areas="?f3 ?f3 ?f4 ?f4" draw:type="trapezoid" draw:modifiers="5764.5345404447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" draw:text-style-name="P1" draw:layer="layout" svg:width="1.27cm" svg:height="2.54cm" svg:x="13.7cm" svg:y="18.14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27cm" svg:height="1.27cm" draw:transform="rotate (-0.883834733210948) translate (17.598cm 4.55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7cm" svg:height="3.175cm" draw:transform="rotate (0.357617963733571) translate (16.875cm 13.51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715cm" svg:height="5.715cm" svg:x="6.08cm" svg:y="4.81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3.386cm" svg:height="3.363cm" svg:x="12.219cm" svg:y="0.812cm">
          <draw:image xlink:href="Pictures/100000000000009800000097B9911DEF.png" xlink:type="simple" xlink:show="embed" xlink:actuate="onLoad">
            <text:p/>
          </draw:image>
        </draw:frame>
        <draw:custom-shape draw:style-name="gr2" draw:text-style-name="P1" draw:layer="layout" svg:width="1.905cm" svg:height="1.905cm" svg:x="14.335cm" svg:y="6.7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175cm" svg:height="3.175cm" svg:x="21.922cm" svg:y="7.05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2.54cm" svg:x="13.7cm" svg:y="20.685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5.08cm" svg:height="1.27cm" svg:x="-5.35cm" svg:y="18.145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" draw:text-style-name="P1" draw:layer="layout" svg:width="3.319cm" svg:height="3.341cm" svg:x="0.221cm" svg:y="8.454cm">
          <draw:image xlink:href="Pictures/100000000000009500000096EA316191.png" xlink:type="simple" xlink:show="embed" xlink:actuate="onLoad">
            <text:p/>
          </draw:image>
        </draw:frame>
        <draw:frame draw:style-name="gr4" draw:text-style-name="P1" draw:layer="layout" svg:width="3.297cm" svg:height="3.341cm" svg:x="20.05cm" svg:y="2.27cm">
          <draw:image xlink:href="Pictures/100000000000009400000096EC01524F.png" xlink:type="simple" xlink:show="embed" xlink:actuate="onLoad">
            <text:p/>
          </draw:image>
        </draw:frame>
        <draw:frame draw:style-name="gr4" draw:text-style-name="P1" draw:layer="layout" svg:width="3.319cm" svg:height="3.341cm" svg:x="6.715cm" svg:y="0.199cm">
          <draw:image xlink:href="Pictures/1000000000000095000000960F93B332.png" xlink:type="simple" xlink:show="embed" xlink:actuate="onLoad">
            <text:p/>
          </draw:image>
        </draw:frame>
        <draw:frame draw:style-name="gr4" draw:text-style-name="P1" draw:layer="layout" svg:width="3.319cm" svg:height="3.341cm" svg:x="0.856cm" svg:y="5.279cm">
          <draw:image xlink:href="Pictures/100000000000009500000096D8A7A816.png" xlink:type="simple" xlink:show="embed" xlink:actuate="onLoad">
            <text:p/>
          </draw:image>
        </draw:frame>
        <draw:custom-shape draw:style-name="gr1" draw:text-style-name="P1" draw:layer="layout" svg:width="4.445cm" svg:height="3.81cm" svg:x="6.715cm" svg:y="6.08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4" draw:text-style-name="P1" draw:layer="layout" svg:width="3.319cm" svg:height="3.341cm" svg:x="5.936cm" svg:y="9.089cm">
          <draw:image xlink:href="Pictures/100000000000009500000096816C760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ndres Gomez</meta:initial-creator>
    <meta:creation-date>2015-04-10T10:53:05</meta:creation-date>
    <dc:date>2015-04-24T12:25:36</dc:date>
    <dc:creator>Andres Gomez</dc:creator>
    <meta:editing-duration>PT1H11M24S</meta:editing-duration>
    <meta:editing-cycles>5</meta:editing-cycles>
    <meta:generator>OpenOffice.org/3.3$Unix OpenOffice.org_project/330m20$Build-9567</meta:generator>
    <meta:document-statistic meta:object-count="21"/>
  </office:meta>
</office:document-meta>
</file>